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Pictures/100000000000001D000000281CDA4A092FA66D4F.gif" manifest:media-type="image/gif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graphics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Pictures/10000201000000AA00000188F35E638BA132A701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CMU Sans Serif1" svg:font-family="'CMU Sans Serif'" style:font-family-generic="swiss"/>
    <style:font-face style:name="CMU Sans Serif3" svg:font-family="'CMU Sans Serif'" style:font-adornments="標準" style:font-family-generic="swiss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4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CMU Sans Serif2" svg:font-family="'CMU Sans Serif'" style:font-adornments="標準" style:font-family-generic="swiss" style:font-pitch="fixed"/>
    <style:font-face style:name="標楷體7" svg:font-family="標楷體" style:font-adornments="標準" style:font-family-generic="swiss" style:font-pitch="fixed"/>
    <style:font-face style:name="Arial4" svg:font-family="Arial" style:font-pitch="variable"/>
    <style:font-face style:name="Tahoma2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1" svg:font-family="標楷體" style:font-pitch="variable"/>
    <style:font-face style:name="標楷體2" svg:font-family="標楷體" style:font-adornments="標準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3" svg:font-family="標楷體" style:font-family-generic="script" style:font-pitch="variable"/>
    <style:font-face style:name="標楷體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MU Sans Serif" svg:font-family="'CMU Sans Serif'" style:font-family-generic="swiss" style:font-pitch="variable"/>
    <style:font-face style:name="Tahoma3" svg:font-family="Tahoma" style:font-family-generic="swiss" style:font-pitch="variable"/>
    <style:font-face style:name="Thorndale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7.69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draw:auto-grow-height="true" fo:min-height="15.5cm"/>
      <style:paragraph-properties style:writing-mode="lr-tb"/>
    </style:style>
    <style:style style:name="pr9" style:family="presentation" style:parent-style-name="標準_20_1-outline1">
      <style:graphic-properties fo:min-height="15.5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fo:color="#333333" style:text-outline="false" style:text-line-through-style="none" style:text-line-through-type="none" style:font-name="Albany1" fo:font-size="26pt" fo:font-style="normal" fo:text-shadow="none" style:text-underline-style="none" fo:font-weight="normal" style:font-name-asian="標楷體5" style:font-size-asian="26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4" style:family="text">
      <style:text-properties style:text-position="0% 100%" style:font-name="CMU Sans Serif1" style:font-name-asian="CMU Sans Serif1" style:font-name-complex="CMU Sans Serif1"/>
    </style:style>
    <style:style style:name="T5" style:family="text">
      <style:text-properties style:text-position="-33% 58%" style:font-name="CMU Sans Serif1" style:font-name-asian="CMU Sans Serif1" style:font-name-complex="CMU Sans Serif1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style:text-position="33% 58%"/>
    </style:style>
    <style:style style:name="T9" style:family="text">
      <style:text-properties fo:color="#333333" style:text-outline="false" style:text-line-through-style="none" style:text-line-through-typ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32pt" style:font-style-complex="normal" style:font-weight-complex="normal" style:text-emphasize="none" style:font-relief="none"/>
    </style:style>
    <style:style style:name="T10" style:family="text">
      <style:text-properties fo:color="#333333" style:text-outline="false" style:text-line-through-style="none" style:text-line-through-type="none" style:text-position="0% 100%" style:font-name="CMU Sans Serif1" fo:font-size="26pt" fo:font-style="normal" fo:text-shadow="none" style:text-underline-style="none" fo:font-weight="normal" style:font-name-asian="CMU Sans Serif1" style:font-size-asian="26pt" style:font-style-asian="normal" style:font-weight-asian="normal" style:font-name-complex="CMU Sans Serif1" style:font-size-complex="32pt" style:font-style-complex="normal" style:font-weight-complex="normal" style:text-emphasize="none" style:font-relief="none"/>
    </style:style>
    <style:style style:name="T11" style:family="text">
      <style:text-properties fo:color="#333333" style:text-outline="false" style:text-line-through-style="none" style:text-line-through-type="none" style:text-position="-33% 58%" style:font-name="Albany1" fo:font-size="26pt" fo:font-style="normal" fo:text-shadow="none" style:text-underline-style="none" fo:font-weight="normal" style:font-name-asian="標楷體5" style:font-size-asian="26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12" style:family="text">
      <style:text-properties fo:font-size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8.52cm" svg:x="0cm" svg:y="6.233cm" presentation:class="title" presentation:user-transformed="true">
          <draw:text-box>
            <text:p text:style-name="P3"><text:span text:style-name="T2">Inertial Sensors</text:span><text:span text:style-name="T2"><text:line-break/></text:span><text:span text:style-name="T2">Motion Sensing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7.69cm" svg:x="0.5cm" svg:y="4cm" presentation:class="outline" presentation:user-transformed="true">
          <draw:text-box>
            <text:list text:style-name="L3">
              <text:list-item>
                <text:p>Accelerometers and Gyroscopes</text:p>
              </text:list-item>
              <text:list-item>
                <text:p>Acceleration sensing</text:p>
              </text:list-item>
              <text:list-item>
                <text:p>Angular velocity sensing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Accelerometers and Gyroscopes</text:p>
          </draw:text-box>
        </draw:frame>
        <draw:frame presentation:style-name="pr8" draw:text-style-name="P6" draw:layer="layout" svg:width="25cm" svg:height="15.5cm" svg:x="0.5cm" svg:y="4cm" presentation:class="outline">
          <draw:text-box>
            <text:list text:style-name="L3">
              <text:list-item>
                <text:p>Inertial motion</text:p>
              </text:list-item>
              <text:list-item>
                <text:p>Do not depend on connection to a reference frame</text:p>
                <text:list>
                  <text:list-item>
                    <text:p>“Tetherless”</text:p>
                  </text:list-item>
                </text:list>
              </text:list-item>
              <text:list-item>
                <text:p>Suitable for ambulatory measure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Accelerometers</text:p>
          </draw:text-box>
        </draw:frame>
        <draw:frame presentation:style-name="pr9" draw:text-style-name="P6" draw:layer="layout" svg:width="25cm" svg:height="15.5cm" svg:x="0.5cm" svg:y="4cm" presentation:class="outline" presentation:user-transformed="true">
          <draw:text-box>
            <text:list text:style-name="L3">
              <text:list-item>
                <text:p>Measurement of acceleration</text:p>
                <text:list>
                  <text:list-item>
                    <text:p>Force and mass: F=ma</text:p>
                  </text:list-item>
                </text:list>
              </text:list-item>
              <text:list-item>
                <text:p>Acceleration due to gravity is always present on Earth</text:p>
              </text:list-item>
              <text:list-item>
                <text:p>Need to separate acceleration due to motion from grav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Measurement of Acceleration</text:p>
          </draw:text-box>
        </draw:frame>
        <draw:frame draw:style-name="gr2" draw:text-style-name="P7" draw:layer="layout" svg:width="18.618cm" svg:height="7.62cm" svg:x="3.48cm" svg:y="7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rinciple of Equivalence</text:p>
          </draw:text-box>
        </draw:frame>
        <draw:frame presentation:style-name="pr8" draw:text-style-name="P6" draw:layer="layout" svg:width="25cm" svg:height="15.5cm" svg:x="0.5cm" svg:y="4cm" presentation:class="outline">
          <draw:text-box>
            <text:list text:style-name="L3">
              <text:list-item>
                <text:p>From the point of view of a mass:</text:p>
                <text:list>
                  <text:list-item>
                    <text:p>Acceleration due to gravity is indistinguishable from acceleration due to motion</text:p>
                  </text:list-item>
                </text:list>
              </text:list-item>
              <text:list-item>
                <text:p>A mass in a gravitational field experiences a force in the same way as if the mass is moving with acceler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ilt measurement</text:p>
          </draw:text-box>
        </draw:frame>
        <draw:frame draw:style-name="gr2" draw:text-style-name="P7" draw:layer="layout" svg:width="25.654cm" svg:height="7.62cm" svg:x="0.22cm" svg:y="6.7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Accelerometer axes</text:p>
          </draw:text-box>
        </draw:frame>
        <draw:frame draw:style-name="gr2" draw:text-style-name="P7" draw:layer="layout" svg:width="24.892cm" svg:height="8.89cm" svg:x="0.508cm" svg:y="7.3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Tilt sensing with multi-axis accelerometer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3">
              <text:list-item>
                <text:p>Tilt of the sensor with respect to the direction of acceleration</text:p>
              </text:list-item>
              <text:list-item>
                <text:p>Used in mobile devices, game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Gyroscope</text:p>
          </draw:text-box>
        </draw:frame>
        <draw:frame presentation:style-name="pr8" draw:text-style-name="P6" draw:layer="layout" svg:width="25cm" svg:height="15.5cm" svg:x="0.5cm" svg:y="4cm" presentation:class="outline">
          <draw:text-box>
            <text:list text:style-name="L3">
              <text:list-item>
                <text:p>Spinning mass</text:p>
              </text:list-item>
              <text:list-item>
                <text:p>Spin, Precession, Nutation</text:p>
              </text:list-item>
              <text:list-item>
                <text:p>Gyroscopic moment</text:p>
                <text:list>
                  <text:list-item>
                    <text:p>Moving particles in the rim of wheel</text:p>
                  </text:list-item>
                </text:list>
              </text:list-item>
              <text:list-item>
                <text:p>Tilt wheel</text:p>
                <text:list>
                  <text:list-item>
                    <text:p>Resisting 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Gyroscope</text:p>
          </draw:text-box>
        </draw:frame>
        <draw:frame draw:style-name="gr2" draw:text-style-name="P7" draw:layer="layout" svg:width="15.909cm" svg:height="10.914cm" svg:x="4.318cm" svg:y="5.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Gyroscope Principle</text:p>
          </draw:text-box>
        </draw:frame>
        <draw:frame draw:style-name="gr2" draw:text-style-name="P7" draw:layer="layout" svg:width="19.646cm" svg:height="13.454cm" svg:x="2.843cm" svg:y="5.1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sc gyroscope</text:p>
          </draw:text-box>
        </draw:frame>
        <draw:frame draw:style-name="gr3" draw:layer="layout" svg:width="7.582cm" svg:height="1.404cm" svg:x="0.485cm" svg:y="3.28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8" draw:text-style-name="P6" draw:layer="layout" svg:width="12.199cm" svg:height="15.5cm" svg:x="13.31cm" svg:y="4cm" presentation:class="outline">
          <draw:text-box>
            <text:list text:style-name="L3">
              <text:list-item>
                <text:p>Mass, m</text:p>
              </text:list-item>
              <text:list-item>
                <text:p>Radius of disc, r</text:p>
              </text:list-item>
              <text:list-item>
                <text:p>Spin angular vel</text:p>
              </text:list-item>
              <text:list-item>
                <text:p>Precession angular vel</text:p>
              </text:list-item>
              <text:list-item>
                <text:p>Spin moment of inertia</text:p>
              </text:list-item>
            </text:list>
          </draw:text-box>
        </draw:frame>
        <draw:frame draw:style-name="gr3" draw:text-style-name="P7" draw:layer="layout" svg:width="8.002cm" svg:height="1.763cm" svg:x="2.412cm" svg:y="5.8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</text:p>
          </draw:text-box>
        </draw:frame>
        <draw:frame presentation:style-name="pr8" draw:text-style-name="P6" draw:layer="layout" svg:width="25cm" svg:height="15.5cm" svg:x="0.5cm" svg:y="4cm" presentation:class="outline">
          <draw:text-box>
            <text:list text:style-name="L3">
              <text:list-item>
                <text:p>Disc of mass: m=5kg</text:p>
              </text:list-item>
              <text:list-item>
                <text:p>Spin=12 rps</text:p>
              </text:list-item>
              <text:list-item>
                <text:p>Radius of spin gyration, r = 70mm</text:p>
              </text:list-item>
              <text:list-item>
                <text:p>Precession=0.5 rps</text:p>
              </text:list-item>
              <text:list-item>
                <text:p><text:span text:style-name="T3">Spin : </text:span><text:span text:style-name="T4">ω</text:span><text:span text:style-name="T5">s</text:span><text:span text:style-name="T4">=</text:span>2(3.14159)(12)=75.4 radians/s</text:p>
              </text:list-item>
              <text:list-item>
                <text:p><text:span text:style-name="T3">Precession: </text:span><text:span text:style-name="T4">ω</text:span><text:span text:style-name="T5">p</text:span>=2(3.14159)(0.5)=3.14159 rad/s</text:p>
              </text:list-item>
              <text:list-item>
                <text:p>Moment of inertia:I<text:span text:style-name="T6">s</text:span><text:span text:style-name="T7">=(m)(r</text:span><text:span text:style-name="T8">2</text:span><text:span text:style-name="T7">)=0.0245 kg.m</text:span></text:p>
              </text:list-item>
              <text:list-item>
                <text:p><text:span text:style-name="T9">Gyroscopic force=</text:span><text:span text:style-name="T10">ω</text:span><text:span text:style-name="T11">s</text:span><text:span text:style-name="T4">ω</text:span><text:span text:style-name="T6">p</text:span><text:span text:style-name="T7">I</text:span><text:span text:style-name="T6">s</text:span><text:span text:style-name="T7">=5.8 Nm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ibrating gyroscopes</text:p>
          </draw:text-box>
        </draw:frame>
        <draw:frame draw:style-name="gr2" draw:text-style-name="P7" draw:layer="layout" svg:width="19.703cm" svg:height="12.272cm" svg:x="4.503cm" svg:y="4.9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ibrating gyroscope – Coriolis force</text:p>
          </draw:text-box>
        </draw:frame>
        <draw:frame presentation:style-name="pr8" draw:text-style-name="P6" draw:layer="layout" svg:width="12.199cm" svg:height="15.5cm" svg:x="0.5cm" svg:y="4cm" presentation:class="outline">
          <draw:text-box>
            <text:list text:style-name="L3">
              <text:list-item>
                <text:p>Force, F</text:p>
              </text:list-item>
              <text:list-item>
                <text:p>Angular Velocity of rotation/precession</text:p>
              </text:list-item>
              <text:list-item>
                <text:p>Linear velocity of oscillation</text:p>
              </text:list-item>
              <text:list-item>
                <text:p>Mass, m</text:p>
              </text:list-item>
            </text:list>
          </draw:text-box>
        </draw:frame>
        <draw:frame draw:style-name="gr3" draw:text-style-name="P7" draw:layer="layout" svg:width="9.121cm" svg:height="1.763cm" svg:x="13.462cm" svg:y="7.1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4T32">
        <office:forms form:automatic-focus="false" form:apply-design-mode="false"/>
        <draw:frame presentation:style-name="pr10" draw:text-style-name="P10" draw:layer="layout" svg:width="25cm" svg:height="10.03cm" svg:x="0.5cm" svg:y="0.837cm" presentation:class="subtitle">
          <draw:text-box>
            <text:p><text:span text:style-name="T12">End of Lecture </text:span>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CMU Sans Serif1" svg:font-family="'CMU Sans Serif'" style:font-family-generic="swiss"/>
    <style:font-face style:name="CMU Sans Serif3" svg:font-family="'CMU Sans Serif'" style:font-adornments="標準" style:font-family-generic="swiss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4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CMU Sans Serif2" svg:font-family="'CMU Sans Serif'" style:font-adornments="標準" style:font-family-generic="swiss" style:font-pitch="fixed"/>
    <style:font-face style:name="標楷體7" svg:font-family="標楷體" style:font-adornments="標準" style:font-family-generic="swiss" style:font-pitch="fixed"/>
    <style:font-face style:name="Arial4" svg:font-family="Arial" style:font-pitch="variable"/>
    <style:font-face style:name="Tahoma2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1" svg:font-family="標楷體" style:font-pitch="variable"/>
    <style:font-face style:name="標楷體2" svg:font-family="標楷體" style:font-adornments="標準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3" svg:font-family="標楷體" style:font-family-generic="script" style:font-pitch="variable"/>
    <style:font-face style:name="標楷體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MU Sans Serif" svg:font-family="'CMU Sans Serif'" style:font-family-generic="swiss" style:font-pitch="variable"/>
    <style:font-face style:name="Tahoma3" svg:font-family="Tahoma" style:font-family-generic="swiss" style:font-pitch="variable"/>
    <style:font-face style:name="Thorndale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2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3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3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3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bold" style:font-name-asian="標楷體5" style:font-family-asian="標楷體" style:font-style-name-asian="標準" style:font-family-generic-asian="script" style:font-pitch-asian="fixed" style:font-size-asian="32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26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5" style:font-family-asian="標楷體" style:font-style-name-asian="標準" style:font-family-generic-asian="script" style:font-pitch-asian="fixed" style:font-size-asian="26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5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5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1" fo:font-size="18pt" style:font-name-asian="標楷體5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1" fo:font-size="12pt" fo:language="en" fo:country="US" fo:font-style="normal" fo:font-weight="normal" style:font-name-asian="標楷體5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1" fo:font-size="12pt" fo:language="en" fo:country="US" fo:font-style="normal" fo:font-weight="normal" style:font-name-asian="標楷體5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1" fo:font-size="20pt" fo:font-weight="bold" style:font-name-asian="標楷體5" style:font-size-asian="18pt" style:font-size-complex="18pt"/>
    </style:style>
    <style:style style:name="MT5" style:family="text">
      <style:text-properties fo:color="#000000" style:font-name="Arial1" fo:font-size="20pt" style:font-name-asian="標楷體5" style:font-size-asian="18pt" style:font-size-complex="18pt"/>
    </style:style>
    <style:style style:name="MT6" style:family="text">
      <style:text-properties fo:color="#4c4c4c" style:font-name="Arial1" fo:font-size="18pt" style:font-name-asian="標楷體5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24pt" style:language-asian="zh" style:country-asian="TW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22pt" style:language-asian="zh" style:country-asian="TW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20pt" style:language-asian="zh" style:country-asian="TW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1" fo:font-size="18pt" style:font-name-asian="標楷體5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6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6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6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6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267</meta:editing-cycles>
    <meta:editing-duration>PT19H10M29S</meta:editing-duration>
    <meta:initial-creator>Suresh Devasahayam</meta:initial-creator>
    <dc:date>2021-03-02T10:25:13.917000000</dc:date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svg:stroke-color="#808080"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4cm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479cm"/>
    </style:style>
    <style:style style:name="gr8" style:family="graphic" style:parent-style-name="standard">
      <style:graphic-properties draw:stroke="none" svg:stroke-color="#000000" draw:fill="none" draw:fill-color="#ffffff" fo:min-height="2.271cm"/>
    </style:style>
    <style:style style:name="gr9" style:family="graphic" style:parent-style-name="standard">
      <style:graphic-properties draw:stroke="none" svg:stroke-color="#000000" draw:fill="none" draw:fill-color="#ffffff" fo:min-height="2.147cm"/>
    </style:style>
    <style:style style:name="gr10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84cm" svg:height="1.308cm" svg:x="5.055cm" svg:y="2.238cm">
          <text:p/>
        </draw:rect>
        <draw:rect draw:style-name="gr2" draw:text-style-name="P2" draw:layer="layout" svg:width="3.445cm" svg:height="3.094cm" svg:x="4.024cm" svg:y="1.257cm">
          <text:p/>
        </draw:rect>
        <draw:g>
          <draw:frame draw:style-name="gr3" draw:text-style-name="P2" draw:layer="layout" svg:width="0.676cm" svg:height="0.933cm" draw:transform="rotate (1.56486220733812) translate (4.099cm 3.293cm)">
            <draw:image xlink:href="Pictures/100000000000001D000000281CDA4A092FA66D4F.gif" xlink:type="simple" xlink:show="embed" xlink:actuate="onLoad" loext:mime-type="image/gif">
              <text:p/>
            </draw:image>
          </draw:frame>
          <draw:line draw:style-name="gr4" draw:text-style-name="P3" draw:layer="layout" svg:x1="4.225cm" svg:y1="2.993cm" svg:x2="4.024cm" svg:y2="2.993cm">
            <text:p/>
          </draw:line>
          <draw:line draw:style-name="gr4" draw:text-style-name="P3" draw:layer="layout" svg:x1="4.929cm" svg:y1="3.018cm" svg:x2="5.055cm" svg:y2="3.018cm">
            <text:p/>
          </draw:line>
        </draw:g>
        <draw:frame draw:style-name="gr5" draw:text-style-name="P4" draw:layer="layout" svg:width="1.483cm" svg:height="0.704cm" svg:x="4.025cm" svg:y="1.686cm">
          <draw:text-box>
            <text:p><text:span text:style-name="T1">Springs</text:span></text:p>
          </draw:text-box>
        </draw:frame>
        <draw:g>
          <draw:rect draw:style-name="gr4" draw:text-style-name="P3" draw:layer="layout" svg:width="0.051cm" svg:height="0.427cm" svg:x="5.908cm" svg:y="3.822cm">
            <text:p/>
          </draw:rect>
          <draw:g>
            <draw:rect draw:style-name="gr4" draw:text-style-name="P3" draw:layer="layout" svg:width="0.051cm" svg:height="0.427cm" svg:x="5.66cm" svg:y="3.923cm">
              <text:p/>
            </draw:rect>
            <draw:rect draw:style-name="gr4" draw:text-style-name="P3" draw:layer="layout" svg:width="0.051cm" svg:height="0.427cm" svg:x="6.161cm" svg:y="3.924cm">
              <text:p/>
            </draw:rect>
          </draw:g>
          <draw:line draw:style-name="gr6" draw:text-style-name="P3" draw:layer="layout" svg:x1="5.935cm" svg:y1="3.822cm" svg:x2="5.935cm" svg:y2="3.546cm">
            <text:p/>
          </draw:line>
          <draw:frame draw:style-name="gr7" draw:text-style-name="P5" draw:layer="layout" svg:width="1.032cm" svg:height="0.729cm" svg:x="5.131cm" svg:y="4.275cm">
            <draw:text-box>
              <text:p><text:span text:style-name="T2">C</text:span><text:span text:style-name="T3">x</text:span><text:span text:style-name="T4">1</text:span></text:p>
            </draw:text-box>
          </draw:frame>
          <draw:frame draw:style-name="gr7" draw:text-style-name="P5" draw:layer="layout" svg:width="1.056cm" svg:height="0.729cm" svg:x="5.809cm" svg:y="4.276cm">
            <draw:text-box>
              <text:p><text:span text:style-name="T2">C</text:span><text:span text:style-name="T3">x </text:span><text:span text:style-name="T4">2</text:span></text:p>
            </draw:text-box>
          </draw:frame>
        </draw:g>
        <draw:frame draw:style-name="gr5" draw:text-style-name="P6" draw:layer="layout" svg:width="1.232cm" svg:height="0.704cm" svg:x="5.256cm" svg:y="2.666cm">
          <draw:text-box>
            <text:p><text:span text:style-name="T5">Mass</text:span></text:p>
          </draw:text-box>
        </draw:frame>
        <draw:frame draw:style-name="gr5" draw:text-style-name="P4" draw:layer="layout" svg:width="1.483cm" svg:height="0.704cm" svg:x="7.396cm" svg:y="1.282cm">
          <draw:text-box>
            <text:p><text:span text:style-name="T1">Cage</text:span></text:p>
          </draw:text-box>
        </draw:frame>
        <draw:rect draw:style-name="gr4" draw:text-style-name="P3" draw:layer="layout" svg:width="0.051cm" svg:height="0.427cm" draw:transform="rotate (1.57184352434609) translate (6.93cm 2.881cm)">
          <text:p/>
        </draw:rect>
        <draw:g>
          <draw:rect draw:style-name="gr4" draw:text-style-name="P3" draw:layer="layout" svg:width="0.051cm" svg:height="0.427cm" draw:transform="rotate (1.57184352434609) translate (7.031cm 3.129cm)">
            <text:p/>
          </draw:rect>
          <draw:rect draw:style-name="gr4" draw:text-style-name="P3" draw:layer="layout" svg:width="0.051cm" svg:height="0.427cm" draw:transform="rotate (1.57184352434609) translate (7.032cm 2.628cm)">
            <text:p/>
          </draw:rect>
        </draw:g>
        <draw:frame draw:style-name="gr8" draw:text-style-name="P5" draw:layer="layout" svg:width="1.027cm" svg:height="2.521cm" draw:transform="rotate (0.0146607657167524) translate (7.411cm 2.923cm)">
          <draw:text-box>
            <text:p><text:span text:style-name="T2">C</text:span><text:span text:style-name="T3">y</text:span><text:span text:style-name="T4">1</text:span></text:p>
          </draw:text-box>
        </draw:frame>
        <draw:frame draw:style-name="gr9" draw:text-style-name="P5" draw:layer="layout" svg:width="0.978cm" svg:height="2.397cm" draw:transform="rotate (-0.00314159265358984) translate (7.37cm 2.326cm)">
          <draw:text-box>
            <text:p><text:span text:style-name="T6">C</text:span><text:span text:style-name="T3">y</text:span><text:span text:style-name="T4">2</text:span></text:p>
          </draw:text-box>
        </draw:frame>
        <draw:line draw:style-name="gr10" draw:text-style-name="P3" draw:layer="layout" svg:x1="9.657cm" svg:y1="3.973cm" svg:x2="9.657cm" svg:y2="2.49cm">
          <text:p/>
        </draw:line>
        <draw:line draw:style-name="gr10" draw:text-style-name="P3" draw:layer="layout" svg:x1="9.657cm" svg:y1="4.024cm" svg:x2="11.04cm" svg:y2="4.024cm">
          <text:p/>
        </draw:line>
        <draw:line draw:style-name="gr10" draw:text-style-name="P3" draw:layer="layout" svg:x1="9.657cm" svg:y1="4.024cm" svg:x2="9.405cm" svg:y2="4.426cm">
          <text:p/>
        </draw:line>
        <draw:frame draw:style-name="gr5" draw:text-style-name="P4" draw:layer="layout" svg:width="1.057cm" svg:height="0.704cm" svg:x="10.638cm" svg:y="4.024cm">
          <draw:text-box>
            <text:p><text:span text:style-name="T1">x</text:span></text:p>
          </draw:text-box>
        </draw:frame>
        <draw:frame draw:style-name="gr5" draw:text-style-name="P4" draw:layer="layout" svg:width="1.057cm" svg:height="0.704cm" svg:x="9.709cm" svg:y="2.163cm">
          <draw:text-box>
            <text:p><text:span text:style-name="T1">y</text:span></text:p>
          </draw:text-box>
        </draw:frame>
        <draw:frame draw:style-name="gr5" draw:text-style-name="P4" draw:layer="layout" svg:width="1.057cm" svg:height="0.704cm" svg:x="9.381cm" svg:y="4.377cm">
          <draw:text-box>
            <text:p><text:span text:style-name="T1">z</text:span></text:p>
          </draw:text-box>
        </draw:frame>
        <draw:g>
          <draw:frame draw:style-name="gr3" draw:text-style-name="P2" draw:layer="layout" svg:width="0.676cm" svg:height="0.933cm" draw:transform="rotate (0.000174532925199433) translate (5.434cm 1.314cm)">
            <draw:image xlink:href="Pictures/100000000000001D000000281CDA4A092FA66D4F.gif" xlink:type="simple" xlink:show="embed" xlink:actuate="onLoad" loext:mime-type="image/gif">
              <text:p/>
            </draw:image>
          </draw:frame>
          <draw:line draw:style-name="gr4" draw:text-style-name="P3" draw:layer="layout" svg:x1="5.735cm" svg:y1="1.438cm" svg:x2="5.734cm" svg:y2="1.237cm">
            <text:p/>
          </draw:line>
          <draw:line draw:style-name="gr4" draw:text-style-name="P3" draw:layer="layout" svg:x1="5.714cm" svg:y1="2.142cm" svg:x2="5.715cm" svg:y2="2.268cm">
            <text:p/>
          </draw:line>
        </draw:g>
        <draw:line draw:style-name="gr4" draw:text-style-name="P3" draw:layer="layout" svg:x1="6.941cm" svg:y1="2.867cm" svg:x2="6.639cm" svg:y2="2.86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15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5.742cm" svg:height="5.053cm" svg:x="-0.688cm" svg:y="4.974cm">
          <text:p/>
        </draw:ellipse>
        <draw:rect draw:style-name="gr1" draw:text-style-name="P1" draw:layer="layout" svg:width="0.635cm" svg:height="0.344cm" draw:transform="rotate (0.603534855339639) translate (6.599cm 2.961cm)">
          <text:p/>
        </draw:rect>
        <draw:polyline draw:style-name="gr2" draw:text-style-name="P1" draw:layer="layout" svg:width="0.581cm" svg:height="0.634cm" svg:x="6.588cm" svg:y="2.328cm" svg:viewBox="0 0 582 635" draw:points="0,635 53,317 582,0 529,264">
          <text:p/>
        </draw:polyline>
        <draw:polyline draw:style-name="gr2" draw:text-style-name="P1" draw:layer="layout" svg:width="0.184cm" svg:height="0.502cm" svg:x="7.17cm" svg:y="2.354cm" svg:viewBox="0 0 185 503" draw:points="0,0 185,265 158,503">
          <text:p/>
        </draw:polyline>
        <draw:line draw:style-name="gr3" draw:text-style-name="P2" draw:layer="layout" svg:x1="7.011cm" svg:y1="2.91cm" svg:x2="7.99cm" svg:y2="2.037cm">
          <text:p/>
        </draw:line>
        <draw:line draw:style-name="gr3" draw:text-style-name="P2" draw:layer="layout" svg:x1="7.037cm" svg:y1="2.91cm" svg:x2="6.482cm" svg:y2="2.169cm">
          <text:p/>
        </draw:line>
        <draw:line draw:style-name="gr3" draw:text-style-name="P2" draw:layer="layout" svg:x1="7.037cm" svg:y1="2.883cm" svg:x2="6.535cm" svg:y2="3.571cm">
          <text:p/>
        </draw:line>
        <draw:line draw:style-name="gr4" draw:text-style-name="P2" draw:layer="layout" svg:x1="7.064cm" svg:y1="4.154cm" svg:x2="7.064cm" svg:y2="5.873cm">
          <text:p/>
        </draw:line>
        <draw:frame draw:style-name="gr5" draw:text-style-name="P3" draw:layer="layout" svg:width="0.953cm" svg:height="1.017cm" svg:x="7.964cm" svg:y="1.508cm">
          <draw:text-box>
            <text:p><text:span text:style-name="T1">a</text:span><text:span text:style-name="T2">x</text:span></text:p>
          </draw:text-box>
        </draw:frame>
        <draw:frame draw:style-name="gr5" draw:text-style-name="P4" draw:layer="layout" svg:width="0.953cm" svg:height="1.017cm" svg:x="7.065cm" svg:y="3.969cm">
          <draw:text-box>
            <text:p><text:span text:style-name="T3">g</text:span></text:p>
          </draw:text-box>
        </draw:frame>
        <draw:frame draw:style-name="gr5" draw:text-style-name="P3" draw:layer="layout" svg:width="0.953cm" svg:height="1.017cm" svg:x="5.796cm" svg:y="3.493cm">
          <draw:text-box>
            <text:p><text:span text:style-name="T1">a</text:span><text:span text:style-name="T2">z</text:span></text:p>
          </draw:text-box>
        </draw:frame>
        <draw:frame draw:style-name="gr5" draw:text-style-name="P3" draw:layer="layout" svg:width="0.953cm" svg:height="1.017cm" svg:x="6.007cm" svg:y="1.483cm">
          <draw:text-box>
            <text:p><text:span text:style-name="T1">a</text:span><text:span text:style-name="T2">y</text:span></text:p>
          </draw:text-box>
        </draw:frame>
        <draw:frame draw:style-name="gr6" draw:text-style-name="P5" draw:layer="layout" svg:width="1.534cm" svg:height="0.645cm" svg:x="7.922cm" svg:y="5.13cm">
          <draw:text-box>
            <text:p><text:span text:style-name="T4">Earth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27cm"/>
    </style:style>
    <style:style style:name="gr4" style:family="graphic" style:parent-style-name="standard">
      <style:graphic-properties draw:stroke="none" svg:stroke-color="#000000" draw:fill="none" draw:fill-color="#ffffff" fo:min-height="0.529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gr7" style:family="graphic" style:parent-style-name="standard">
      <style:graphic-properties draw:marker-end="Arrow" draw:marker-end-width="0.20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77cm"/>
    </style:style>
    <style:style style:name="gr9" style:family="graphic" style:parent-style-name="standard">
      <style:graphic-properties draw:stroke="none" svg:stroke-color="#000000" draw:fill="none" draw:fill-color="#ffffff" fo:min-height="0.604cm"/>
    </style:style>
    <style:style style:name="gr10" style:family="graphic" style:parent-style-name="standard">
      <style:graphic-properties draw:stroke="none" svg:stroke-color="#000000" draw:fill="none" draw:fill-color="#ffffff" fo:min-height="0.404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79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P4" style:family="paragraph">
      <loext:graphic-properties draw:fill="none" draw:fill-color="#ffffff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loext:graphic-properties draw:fill="none" draw:fill-color="#ffffff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>
      <style:paragraph-properties fo:margin-left="0.503cm" fo:margin-right="0cm" fo:text-indent="-0.503cm"/>
    </style:style>
    <style:style style:name="P12" style:family="paragraph">
      <style:paragraph-properties fo:margin-left="0.83cm" fo:margin-right="0cm" fo:text-indent="-0.503cm"/>
    </style:style>
    <style:style style:name="P13" style:family="paragraph">
      <loext:graphic-properties draw:fill="none" draw:fill-color="#ffffff"/>
      <style:paragraph-properties fo:margin-left="0.503cm" fo:margin-right="0cm" fo:text-indent="-0.503c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1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07cm" svg:height="1.132cm" svg:x="5.255cm" svg:y="3.092cm">
          <text:p/>
        </draw:rect>
        <draw:line draw:style-name="gr2" draw:text-style-name="P2" draw:layer="layout" svg:x1="5.808cm" svg:y1="3.671cm" svg:x2="4.299cm" svg:y2="3.671cm">
          <text:p/>
        </draw:line>
        <draw:frame draw:style-name="gr3" draw:text-style-name="P3" draw:layer="layout" svg:width="1.308cm" svg:height="0.877cm" svg:x="5.38cm" svg:y="3.244cm">
          <draw:text-box>
            <text:p><text:span text:style-name="T1">Accel. Top</text:span></text:p>
          </draw:text-box>
        </draw:frame>
        <draw:line draw:style-name="gr2" draw:text-style-name="P2" draw:layer="layout" svg:x1="5.834cm" svg:y1="3.647cm" svg:x2="5.834cm" svg:y2="2.113cm">
          <text:p/>
        </draw:line>
        <draw:frame draw:style-name="gr4" draw:text-style-name="P4" draw:layer="layout" svg:width="0.856cm" svg:height="0.779cm" svg:x="4.048cm" svg:y="2.992cm">
          <draw:text-box>
            <text:p><text:span text:style-name="T2">x</text:span></text:p>
          </draw:text-box>
        </draw:frame>
        <draw:frame draw:style-name="gr4" draw:text-style-name="P4" draw:layer="layout" svg:width="0.856cm" svg:height="0.779cm" svg:x="5.207cm" svg:y="1.914cm">
          <draw:text-box>
            <text:p><text:span text:style-name="T2">y</text:span></text:p>
          </draw:text-box>
        </draw:frame>
        <draw:ellipse draw:style-name="gr5" draw:text-style-name="P2" draw:layer="layout" svg:width="0.151cm" svg:height="0.176cm" svg:x="5.331cm" svg:y="3.168cm">
          <text:p/>
        </draw:ellipse>
        <draw:rect draw:style-name="gr1" draw:text-style-name="P1" draw:layer="layout" svg:width="1.207cm" svg:height="0.428cm" svg:x="5.255cm" svg:y="4.599cm">
          <text:p/>
        </draw:rect>
        <draw:line draw:style-name="gr2" draw:text-style-name="P2" draw:layer="layout" svg:x1="5.86cm" svg:y1="4.776cm" svg:x2="4.351cm" svg:y2="4.776cm">
          <text:p/>
        </draw:line>
        <draw:line draw:style-name="gr2" draw:text-style-name="P2" draw:layer="layout" svg:x1="5.86cm" svg:y1="4.801cm" svg:x2="5.86cm" svg:y2="6.335cm">
          <text:p/>
        </draw:line>
        <draw:frame draw:style-name="gr4" draw:text-style-name="P4" draw:layer="layout" svg:width="0.856cm" svg:height="0.779cm" svg:x="4.15cm" svg:y="4.678cm">
          <draw:text-box>
            <text:p><text:span text:style-name="T2">x</text:span></text:p>
          </draw:text-box>
        </draw:frame>
        <draw:frame draw:style-name="gr4" draw:text-style-name="P5" draw:layer="layout" svg:width="0.831cm" svg:height="0.779cm" svg:x="5.029cm" svg:y="5.811cm">
          <draw:text-box>
            <text:p><text:span text:style-name="T3">z</text:span></text:p>
          </draw:text-box>
        </draw:frame>
        <draw:frame draw:style-name="gr6" draw:text-style-name="P6" draw:layer="layout" svg:width="2.012cm" svg:height="1.191cm" svg:x="6.59cm" svg:y="3.169cm">
          <draw:text-box>
            <text:p><text:span text:style-name="T4">Top View</text:span></text:p>
          </draw:text-box>
        </draw:frame>
        <draw:frame draw:style-name="gr6" draw:text-style-name="P6" draw:layer="layout" svg:width="2.012cm" svg:height="1.191cm" svg:x="6.539cm" svg:y="4.553cm">
          <draw:text-box>
            <text:p><text:span text:style-name="T4">Front View</text:span></text:p>
          </draw:text-box>
        </draw:frame>
        <draw:rect draw:style-name="gr1" draw:text-style-name="P1" draw:layer="layout" svg:width="1.207cm" svg:height="0.428cm" draw:transform="rotate (0.52953289505508) translate (13.327cm 3.55cm)">
          <text:p/>
        </draw:rect>
        <draw:line draw:style-name="gr7" draw:text-style-name="P2" draw:layer="layout" svg:x1="13.983cm" svg:y1="3.42cm" svg:x2="16.875cm" svg:y2="3.42cm">
          <text:p/>
        </draw:line>
        <draw:line draw:style-name="gr5" draw:text-style-name="P2" draw:layer="layout" svg:x1="13.932cm" svg:y1="3.42cm" svg:x2="15.265cm" svg:y2="2.716cm">
          <text:p/>
        </draw:line>
        <draw:frame draw:style-name="gr4" draw:text-style-name="P7" draw:layer="layout" svg:width="0.831cm" svg:height="0.779cm" svg:x="14.486cm" svg:y="2.82cm">
          <draw:text-box>
            <text:p><text:span text:style-name="T5">θ</text:span></text:p>
          </draw:text-box>
        </draw:frame>
        <draw:frame draw:style-name="gr3" draw:text-style-name="P3" draw:layer="layout" svg:width="1.308cm" svg:height="0.877cm" svg:x="14.71cm" svg:y="2.113cm">
          <draw:text-box>
            <text:p><text:span text:style-name="T1">X-Y plane</text:span></text:p>
          </draw:text-box>
        </draw:frame>
        <draw:frame draw:style-name="gr8" draw:text-style-name="P3" draw:layer="layout" svg:width="1.259cm" svg:height="0.627cm" draw:transform="rotate (0.53564154743706) translate (13.399cm 3.975cm)">
          <draw:text-box>
            <text:p><text:span text:style-name="T1"><text:s/></text:span><text:span text:style-name="T1">Top</text:span></text:p>
          </draw:text-box>
        </draw:frame>
        <draw:frame draw:style-name="gr8" draw:text-style-name="P3" draw:layer="layout" svg:width="1.384cm" svg:height="0.627cm" draw:transform="rotate (0.53564154743706) translate (12.662cm 3.235cm)">
          <draw:text-box>
            <text:p><text:span text:style-name="T1">Bottom</text:span></text:p>
          </draw:text-box>
        </draw:frame>
        <draw:rect draw:style-name="gr1" draw:text-style-name="P1" draw:layer="layout" svg:width="1.207cm" svg:height="1.132cm" draw:transform="rotate (0.280998009571087) translate (13.258cm 5.28cm)">
          <text:p/>
        </draw:rect>
        <draw:frame draw:style-name="gr9" draw:text-style-name="P3" draw:layer="layout" svg:width="1.308cm" svg:height="0.854cm" draw:transform="rotate (0.280998009571087) translate (13.196cm 4.805cm)">
          <draw:text-box>
            <text:p><text:span text:style-name="T1">Front</text:span></text:p>
          </draw:text-box>
        </draw:frame>
        <draw:frame draw:style-name="gr10" draw:text-style-name="P3" draw:layer="layout" svg:width="1.308cm" svg:height="0.654cm" draw:transform="rotate (0.280998009571087) translate (13.546cm 6.378cm)">
          <draw:text-box>
            <text:p><text:span text:style-name="T1">Back</text:span></text:p>
          </draw:text-box>
        </draw:frame>
        <draw:frame draw:style-name="gr9" draw:text-style-name="P3" draw:layer="layout" svg:width="1.507cm" svg:height="0.854cm" draw:transform="rotate (0.280998009571087) translate (13.2cm 5.353cm)">
          <draw:text-box>
            <text:p><text:span text:style-name="T1">Bottom</text:span></text:p>
          </draw:text-box>
        </draw:frame>
        <draw:line draw:style-name="gr5" draw:text-style-name="P2" draw:layer="layout" svg:x1="14.006cm" svg:y1="5.695cm" svg:x2="16.47cm" svg:y2="4.984cm">
          <text:p/>
        </draw:line>
        <draw:line draw:style-name="gr7" draw:text-style-name="P2" draw:layer="layout" svg:x1="14.033cm" svg:y1="5.734cm" svg:x2="16.925cm" svg:y2="5.734cm">
          <text:p/>
        </draw:line>
        <draw:frame draw:style-name="gr3" draw:text-style-name="P3" draw:layer="layout" svg:width="1.308cm" svg:height="0.877cm" svg:x="15.465cm" svg:y="4.403cm">
          <draw:text-box>
            <text:p><text:span text:style-name="T1">X-Z plane</text:span></text:p>
          </draw:text-box>
        </draw:frame>
        <draw:frame draw:style-name="gr3" draw:text-style-name="P3" draw:layer="layout" svg:width="1.913cm" svg:height="0.877cm" svg:x="16.823cm" svg:y="2.917cm">
          <draw:text-box>
            <text:p><text:span text:style-name="T1">Applied acceleration</text:span></text:p>
          </draw:text-box>
        </draw:frame>
        <draw:frame draw:style-name="gr3" draw:text-style-name="P3" draw:layer="layout" svg:width="1.913cm" svg:height="0.877cm" svg:x="16.773cm" svg:y="5.308cm">
          <draw:text-box>
            <text:p><text:span text:style-name="T1">Applied acceleration</text:span></text:p>
          </draw:text-box>
        </draw:frame>
        <draw:polyline draw:style-name="gr11" draw:text-style-name="P8" draw:layer="layout" svg:width="0.935cm" svg:height="0.888cm" svg:x="9.204cm" svg:y="3.646cm" svg:viewBox="0 0 936 889" draw:points="0,889 162,472 936,0 850,370">
          <text:p/>
        </draw:polyline>
        <draw:polyline draw:style-name="gr11" draw:text-style-name="P8" draw:layer="layout" svg:width="0.296cm" svg:height="0.704cm" svg:x="10.14cm" svg:y="3.682cm" svg:viewBox="0 0 297 705" draw:points="0,0 297,371 254,705">
          <text:p/>
        </draw:polyline>
        <draw:line draw:style-name="gr7" draw:text-style-name="P2" draw:layer="layout" svg:x1="9.909cm" svg:y1="4.426cm" svg:x2="11.443cm" svg:y2="4.426cm">
          <text:p/>
        </draw:line>
        <draw:rect draw:style-name="gr12" draw:text-style-name="P9" draw:layer="layout" svg:width="0.981cm" svg:height="0.502cm" draw:transform="skewX (-0.130725160974375) rotate (0.540703002267843) translate (9.221cm 4.533cm)">
          <text:p/>
        </draw:rect>
        <draw:frame draw:style-name="gr3" draw:text-style-name="P3" draw:layer="layout" svg:width="1.913cm" svg:height="0.877cm" svg:x="10.712cm" svg:y="4.352cm">
          <draw:text-box>
            <text:p><text:span text:style-name="T1">Applied acceleration</text:span></text:p>
          </draw:text-box>
        </draw:frame>
        <draw:frame draw:style-name="gr4" draw:text-style-name="P10" draw:layer="layout" svg:width="4.224cm" svg:height="0.779cm" svg:x="4.05cm" svg:y="1.387cm">
          <draw:text-box>
            <text:p><text:span text:style-name="T6">(a) Axes direction</text:span></text:p>
          </draw:text-box>
        </draw:frame>
        <draw:frame draw:style-name="gr13" draw:text-style-name="P13" draw:layer="layout" svg:width="4.125cm" svg:height="1.029cm" svg:x="8.022cm" svg:y="1.413cm">
          <draw:text-box>
            <text:p text:style-name="P11"><text:span text:style-name="T6">(b) accelerometer and </text:span></text:p>
            <text:p text:style-name="P12"><text:span text:style-name="T6">applied acceleration</text:span></text:p>
          </draw:text-box>
        </draw:frame>
        <draw:frame draw:style-name="gr4" draw:text-style-name="P10" draw:layer="layout" svg:width="4.224cm" svg:height="0.779cm" svg:x="13.858cm" svg:y="1.439cm">
          <draw:text-box>
            <text:p><text:span text:style-name="T6">(c) Orientation angles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.285cm" fo:min-width="2.94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247cm" fo:min-width="4.424cm" fo:padding-top="0.175cm" fo:padding-bottom="0.175cm" fo:padding-left="0.3cm" fo:padding-right="0.3cm"/>
    </style:style>
    <style:style style:name="gr4" style:family="graphic" style:parent-style-name="objectwithoutfill">
      <style:graphic-properties draw:marker-start="Arrow" draw:marker-end="Arrow" draw:fill="solid" draw:textarea-vertical-align="middle"/>
    </style:style>
    <style:style style:name="gr5" style:family="graphic" style:parent-style-name="objectwithoutfill">
      <style:graphic-properties draw:marker-end="Arrow" draw:fill="solid" draw:textarea-vertical-align="middl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448cm" svg:height="0.535cm" svg:x="2.149cm" svg:y="4.8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7cm" svg:height="2cm" svg:x="3.473cm" svg:y="2.83cm">
          <draw:image xlink:href="Pictures/10000201000000AA00000188F35E638BA132A701.png" xlink:type="simple" xlink:show="embed" xlink:actuate="onLoad" loext:mime-type="image/png">
            <text:p/>
          </draw:image>
        </draw:frame>
        <draw:frame draw:style-name="gr2" draw:text-style-name="P2" draw:layer="layout" svg:width="0.87cm" svg:height="2cm" svg:x="3.473cm" svg:y="5.359cm">
          <draw:image xlink:href="Pictures/10000201000000AA00000188F35E638BA132A701.png" xlink:type="simple" xlink:show="embed" xlink:actuate="onLoad" loext:mime-type="image/png">
            <text:p/>
          </draw:image>
        </draw:frame>
        <draw:custom-shape draw:style-name="gr3" draw:text-style-name="P3" draw:layer="layout" svg:width="5.024cm" svg:height="4.597cm" svg:x="1.379cm" svg:y="2.79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784cm" svg:y1="4.549cm" svg:x2="1.784cm" svg:y2="5.738cm">
          <text:p/>
        </draw:line>
        <draw:line draw:style-name="gr4" draw:text-style-name="P4" draw:layer="layout" svg:x1="1.784cm" svg:y1="4.549cm" svg:x2="1.784cm" svg:y2="5.738cm">
          <text:p/>
        </draw:line>
        <draw:custom-shape draw:style-name="gr1" draw:text-style-name="P1" draw:layer="layout" svg:width="3.448cm" svg:height="0.535cm" draw:transform="rotate (0.523598775598299) translate (11.958cm 5.218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7cm" svg:height="2.319cm" draw:transform="rotate (1.0471975511966) translate (11.354cm 3.455cm)">
          <draw:image xlink:href="Pictures/10000201000000AA00000188F35E638BA132A701.png" xlink:type="simple" xlink:show="embed" xlink:actuate="onLoad" loext:mime-type="image/png">
            <text:p/>
          </draw:image>
        </draw:frame>
        <draw:frame draw:style-name="gr2" draw:text-style-name="P2" draw:layer="layout" svg:width="0.942cm" svg:height="2.168cm" svg:x="13.278cm" svg:y="4.876cm">
          <draw:image xlink:href="Pictures/10000201000000AA00000188F35E638BA132A701.png" xlink:type="simple" xlink:show="embed" xlink:actuate="onLoad" loext:mime-type="image/png">
            <text:p/>
          </draw:image>
        </draw:frame>
        <draw:custom-shape draw:style-name="gr3" draw:text-style-name="P3" draw:layer="layout" svg:width="5.024cm" svg:height="4.597cm" draw:transform="rotate (0.523598775598299) translate (9.755cm 4.121cm)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502cm" svg:height="1.339cm" draw:transform="rotate (-2.84157055517197) translate (10.6519147974773cm 4.04478473375901cm)" svg:viewBox="0 0 1503 1340" svg:d="M0 1340c1306 0 1503-1340 1503-1340">
          <text:p/>
        </draw:path>
        <draw:line draw:style-name="gr4" draw:text-style-name="P4" draw:layer="layout" svg:x1="11.784cm" svg:y1="4.65cm" svg:x2="11.784cm" svg:y2="5.839cm">
          <text:p/>
        </draw:line>
      </draw:page>
    </office:drawing>
  </office:body>
</office:document-content>
</file>

<file path=Object 4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row>
        <mi mathvariant="italic">mgr</mi>
        <mo stretchy="false">=</mo>
        <msub>
          <mi>ω</mi>
          <mi>s</mi>
        </msub>
      </mrow>
      <mspace width="2em"/>
      <msub>
        <mi>ω</mi>
        <mi>p</mi>
      </msub>
      <mspace width="2em"/>
      <msub>
        <mi>I</mi>
        <mi>s</mi>
      </msub>
    </mrow>
    <annotation encoding="StarMath 5.0">mgr=%omega_s~%omega_p~I_s</annotation>
  </semantics>
</math>
</file>

<file path=Object 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348cm" fo:min-width="4.14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59cm" fo:min-width="5.564cm"/>
    </style:style>
    <style:style style:name="gr3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4" style:family="graphic" style:parent-style-name="objectwithoutfill">
      <style:graphic-properties draw:marker-start="Arrow" draw:marker-end="" draw:fill="solid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start="Arrow" draw:marker-start-width="0.15cm" draw:marker-end="" draw:marker-end-width="0.15cm" draw:fill="solid" draw:textarea-vertical-align="middle"/>
    </style:style>
    <style:style style:name="gr8" style:family="graphic" style:parent-style-name="standard">
      <style:graphic-properties draw:fill="solid" draw:fill-color="#ff4000" draw:textarea-horizontal-align="justify" draw:textarea-vertical-align="middle" draw:auto-grow-height="false" fo:min-height="0.003cm" fo:min-width="0cm"/>
    </style:style>
    <style:style style:name="gr9" style:family="graphic" style:parent-style-name="objectwithoutfill">
      <style:graphic-properties svg:stroke-color="#ff4000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57cm" svg:height="2.26cm" draw:transform="rotate (1.5707963267949) translate (4.362cm 9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574cm" svg:height="3.689cm" draw:transform="rotate (1.5707963267949) translate (3.663cm 10.8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5.346cm 10.6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746cm 10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446cm 9.9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146cm 9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946cm 8.8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846cm 8.2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3" draw:layer="layout" svg:width="2.52cm" svg:height="0.438cm" draw:transform="rotate (-1.21509822523845) translate (3.41400140874511cm 8.75960815262486cm)" svg:viewBox="0 0 2521 439" svg:d="M0 300c1163 369 2410-87 2521-300">
          <text:p/>
        </draw:path>
        <draw:line draw:style-name="gr5" draw:text-style-name="P3" draw:layer="layout" svg:x1="4.281cm" svg:y1="6.629cm" svg:x2="9.911cm" svg:y2="6.634cm">
          <text:p/>
        </draw:line>
        <draw:line draw:style-name="gr5" draw:text-style-name="P3" draw:layer="layout" svg:x1="1.737cm" svg:y1="6.604cm" svg:x2="3.597cm" svg:y2="6.629cm">
          <text:p/>
        </draw:line>
        <draw:g>
          <draw:path draw:style-name="gr6" draw:text-style-name="P3" draw:layer="layout" svg:width="0.756cm" svg:height="0.262cm" draw:transform="rotate (1.54863064529457) translate (2.53969504067634cm 6.94275592165212cm)" svg:viewBox="0 0 757 263" svg:d="M757 104c-580 396-819-67-743-104">
            <text:p/>
          </draw:path>
          <draw:path draw:style-name="gr7" draw:text-style-name="P3" draw:layer="layout" svg:width="0.756cm" svg:height="0.263cm" draw:transform="rotate (-1.55229583672376) translate (2.49625319722423cm 6.1850340394794cm)" svg:viewBox="0 0 757 264" svg:d="M0 106c582 394 819-70 743-106">
            <text:p/>
          </draw:path>
        </draw:g>
        <draw:custom-shape draw:style-name="gr3" draw:text-style-name="P2" draw:layer="layout" svg:width="0.357cm" svg:height="0.357cm" draw:transform="rotate (1.5707963267949) translate (3.746cm 7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746cm 6.1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846cm 5.3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57cm" svg:height="0.357cm" draw:transform="rotate (1.5707963267949) translate (3.746cm 6.8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3.894cm" svg:y1="6.54cm" svg:x2="3.894cm" svg:y2="2.14cm">
          <text:p/>
        </draw:line>
        <draw:custom-shape draw:style-name="gr1" draw:text-style-name="P1" draw:layer="layout" svg:width="6.57cm" svg:height="2.26cm" draw:transform="rotate (1.0471975511966) translate (12.849cm 8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574cm" svg:height="3.689cm" draw:transform="rotate (1.0471975511966) translate (11.744cm 9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321cm 9.83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901cm 9.3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891cm 8.7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881cm 8.1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008cm 7.5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221cm 7.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3" draw:layer="layout" svg:width="2.52cm" svg:height="0.438cm" draw:transform="rotate (-1.73869700083675) translate (12.5710400221913cm 7.27216149005591cm)" svg:viewBox="0 0 2521 439" svg:d="M0 300c1163 369 2410-87 2521-300">
          <text:p/>
        </draw:path>
        <draw:line draw:style-name="gr5" draw:text-style-name="P3" draw:layer="layout" svg:x1="14.387cm" svg:y1="5.861cm" svg:x2="19.26cm" svg:y2="8.68cm">
          <text:p/>
        </draw:line>
        <draw:line draw:style-name="gr5" draw:text-style-name="P3" draw:layer="layout" svg:x1="12.197cm" svg:y1="4.567cm" svg:x2="13.795cm" svg:y2="5.519cm">
          <text:p/>
        </draw:line>
        <draw:g>
          <draw:path draw:style-name="gr6" draw:text-style-name="P3" draw:layer="layout" svg:width="0.756cm" svg:height="0.262cm" draw:transform="rotate (1.02503186969627) translate (12.7222946122396cm 5.26156811907671cm)" svg:viewBox="0 0 757 263" svg:d="M757 104c-580 396-819-67-743-104">
            <text:p/>
          </draw:path>
          <draw:path draw:style-name="gr7" draw:text-style-name="P3" draw:layer="layout" svg:width="0.756cm" svg:height="0.263cm" draw:transform="rotate (-2.07589461232206) translate (13.0635338133092cm 4.58364079838571cm)" svg:viewBox="0 0 757 264" svg:d="M0 106c582 394 819-70 743-106">
            <text:p/>
          </draw:path>
        </draw:g>
        <draw:custom-shape draw:style-name="gr3" draw:text-style-name="P2" draw:layer="layout" svg:width="0.357cm" svg:height="0.357cm" draw:transform="rotate (1.0471975511966) translate (13.535cm 6.2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4.185cm 5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4.671cm 4.49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57cm" svg:height="0.357cm" draw:transform="rotate (1.0471975511966) translate (13.835cm 5.7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14.099cm" svg:y1="5.686cm" svg:x2="14.099cm" svg:y2="1.286cm">
          <text:p/>
        </draw:line>
      </draw:page>
    </office:drawing>
  </office:body>
</office:document-content>
</file>

<file path=Object 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0.774cm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29cm" fo:min-width="0.05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0.575cm" fo:min-width="6.784cm"/>
    </style:style>
    <style:style style:name="gr5" style:family="graphic" style:parent-style-name="standard">
      <style:graphic-properties svg:stroke-color="#3465a4" draw:marker-end="Arrow" draw:fill="none" draw:textarea-horizontal-align="justify" draw:textarea-vertical-align="middle" draw:auto-grow-height="false" fo:min-height="0.941cm" fo:min-width="3.971cm"/>
    </style:style>
    <style:style style:name="gr6" style:family="graphic" style:parent-style-name="standard">
      <style:graphic-properties draw:stroke="none" svg:stroke-color="#000000" draw:fill="solid" draw:fill-color="#ffffff" fo:min-height="0.884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254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99cm" fo:min-width="0.745cm"/>
    </style:style>
    <style:style style:name="gr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025cm" fo:min-width="0.053cm"/>
    </style:style>
    <style:style style:name="gr10" style:family="graphic" style:parent-style-name="objectwithoutfill">
      <style:graphic-properties svg:stroke-color="#000000" draw:marker-end="Arrow" draw:fill="none" draw:textarea-vertical-align="middle"/>
    </style:style>
    <style:style style:name="gr11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 draw:fill-hatch-solid="fals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74cm" svg:height="2.54cm" draw:transform="rotate (1.0471975511966) translate (6.041cm 5.56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54cm" svg:height="2.54cm" draw:transform="rotate (1.0471975511966) translate (6.177cm 5.18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" draw:text-style-name="P1" draw:layer="layout" svg:width="1.274cm" svg:height="2.54cm" draw:transform="rotate (1.0471975511966) translate (5.84cm 5.2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8.36cm" svg:y1="4.675cm" svg:x2="8.621cm" svg:y2="5.127cm">
              <text:p/>
            </draw:line>
            <draw:line draw:style-name="gr3" draw:text-style-name="P2" draw:layer="layout" svg:x1="6.149cm" svg:y1="5.911cm" svg:x2="6.41cm" svg:y2="6.363cm">
              <text:p/>
            </draw:line>
          </draw:g>
          <draw:line draw:style-name="gr3" draw:text-style-name="P2" draw:layer="layout" svg:x1="6.318cm" svg:y1="3.615cm" svg:x2="7.285cm" svg:y2="5.278cm">
            <text:p/>
          </draw:line>
          <draw:line draw:style-name="gr3" draw:text-style-name="P2" draw:layer="layout" svg:x1="7.817cm" svg:y1="6.212cm" svg:x2="9.104cm" svg:y2="8.43cm">
            <text:p/>
          </draw:line>
        </draw:g>
        <draw:custom-shape draw:style-name="gr4" draw:text-style-name="P3" draw:layer="layout" svg:width="7.284cm" svg:height="0.825cm" svg:x="5.601cm" svg:y="8.4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23cm" svg:height="1.683cm" svg:x="6.356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608cm" svg:height="1.134cm" svg:x="7.809cm" svg:y="2.33cm">
          <draw:text-box>
            <text:p>precession</text:p>
          </draw:text-box>
        </draw:frame>
        <draw:line draw:style-name="gr7" draw:text-style-name="P2" draw:layer="layout" svg:x1="7.422cm" svg:y1="3.024cm" svg:x2="7.765cm" svg:y2="2.921cm">
          <text:p/>
        </draw:line>
        <draw:custom-shape draw:style-name="gr8" draw:text-style-name="P2" draw:layer="layout" svg:width="1.245cm" svg:height="0.549cm" draw:transform="rotate (0.523598775598299) translate (6.537cm 5.317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53cm" svg:height="0.275cm" draw:transform="rotate (0.523598775598299) translate (7.107cm 5.468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6" draw:text-style-name="P4" draw:layer="layout" svg:width="2.211cm" svg:height="1.134cm" svg:x="4.009cm" svg:y="4.53cm">
          <draw:text-box>
            <text:p>spin</text:p>
          </draw:text-box>
        </draw:frame>
        <draw:line draw:style-name="gr10" draw:text-style-name="P2" draw:layer="layout" svg:x1="6.734cm" svg:y1="5.601cm" svg:x2="7.112cm" svg:y2="5.601cm">
          <text:p/>
        </draw:line>
        <draw:line draw:style-name="gr11" draw:text-style-name="P2" draw:layer="layout" svg:x1="9.105cm" svg:y1="7.113cm" svg:x2="9.105cm" svg:y2="8.418cm">
          <text:p/>
        </draw:line>
        <draw:frame draw:style-name="gr12" draw:text-style-name="P5" draw:layer="layout" svg:width="2.852cm" svg:height="1.203cm" svg:x="9.827cm" svg:y="6.391cm">
          <draw:text-box>
            <text:p>Force</text:p>
          </draw:text-box>
        </draw:frame>
        <draw:frame draw:style-name="gr13" draw:text-style-name="P5" draw:layer="layout" svg:width="3.022cm" svg:height="0.991cm" svg:x="12.231cm" svg:y="4.06cm">
          <draw:text-box>
            <text:p>nutation</text:p>
          </draw:text-box>
        </draw:frame>
        <draw:g>
          <draw:path draw:style-name="gr3" draw:text-style-name="P2" draw:layer="layout" svg:width="1.191cm" svg:height="0.431cm" draw:transform="skewX (-1.01962134901509) rotate (2.58692701730599) translate (12.7281757249819cm 4.76657980096137cm)" svg:viewBox="0 0 1192 432" svg:d="M1192 0c-1913 494 578-45-1191 432l-1-9">
            <text:p/>
          </draw:path>
          <draw:path draw:style-name="gr3" draw:text-style-name="P2" draw:layer="layout" svg:width="1.191cm" svg:height="0.431cm" draw:transform="skewX (-1.01962134901509) rotate (2.58692701730599) translate (13.0111007213419cm 4.62602928892127cm)" svg:viewBox="0 0 1192 432" svg:d="M1192 0c-1913 494 578-45-1191 432l-1-9">
            <text:p/>
          </draw:path>
        </draw:g>
      </draw:page>
    </office:drawing>
  </office:body>
</office:document-content>
</file>

<file path=Object 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row>
      <mrow>
        <mi>F</mi>
        <mo stretchy="false">=</mo>
        <mrow>
          <mo stretchy="false">−</mo>
          <mn>2</mn>
        </mrow>
      </mrow>
      <msub>
        <mi>ω</mi>
        <mi>p</mi>
      </msub>
      <msub>
        <mi>v</mi>
        <mi mathvariant="italic">osc</mi>
      </msub>
      <mi>m</mi>
    </mrow>
    <annotation encoding="StarMath 5.0">F=-2 %omega_p v_osc m</annotation>
  </semantics>
</math>
</file>

<file path=Object 9/content.xml><?xml version="1.0" encoding="utf-8"?>
<math xmlns="http://www.w3.org/1998/Math/MathML" display="block">
  <semantics>
    <mrow>
      <mrow>
        <mi mathvariant="italic">mgr</mi>
        <mo stretchy="false">=</mo>
        <msub>
          <mi>ω</mi>
          <mi>s</mi>
        </msub>
      </mrow>
      <msub>
        <mi>ω</mi>
        <mi>p</mi>
      </msub>
      <msub>
        <mi>I</mi>
        <mi>s</mi>
      </msub>
    </mrow>
    <annotation encoding="StarMath 5.0">mgr = %omega_s %omega_p I_s</annotation>
  </semantics>
</math>
</file>